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658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2.31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30_18-34-07_000.png</text:p>
          </table:table-cell>
          <table:table-cell table:style-name="ce3" office:value-type="string">
            <text:p>:m 読みたい本 / 『中国の論理』 / 著者=岡本隆司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10-01_09-17-08_000.jpg</text:p>
          </table:table-cell>
          <table:table-cell table:style-name="ce3"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10-01_10-11-29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10-01_14-40-59_000.jpg</text:p>
          </table:table-cell>
          <table:table-cell table:style-name="ce3" office:value-type="string">
            <text:p>:m 食べた物　間食 / こんにゃく、切干、ひじき、マメ、魚 /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01_15-25-09_000.jpg</text:p>
          </table:table-cell>
          <table:table-cell table:style-name="ce3" office:value-type="string">
            <text:p>:m 1*1 RES / 245 / 『脳科学の教科書　神経編』　著者=脳科学総合研究センター編 / p.91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10-01_16-56-04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0-01_17-43-08_000.jpg</text:p>
          </table:table-cell>
          <table:table-cell table:style-name="ce3" office:value-type="string">
            <text:p>:m music / log / kb / s.1:TR,N,hand-movement-wide~RH,R=1 s.2:analy,trill-turn,for.op-2</text:p>
          </table:table-cell>
          <table:table-cell table:number-columns-repeated="3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10-01_19-46-30_000.jpg</text:p>
          </table:table-cell>
          <table:table-cell office:value-type="string">
            <text:p>:PHOTO 面白いもの / @東急ショッピングパーク、西側、階段 / 記録用 / 階段の手すり、床に落ちている影 / N-35-35-24.62 E-139-34-45.48</text:p>
          </table:table-cell>
          <table:table-cell table:number-columns-repeated="3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8-10-01_19-47-00_000.jpg</text:p>
          </table:table-cell>
          <table:table-cell office:value-type="string">
            <text:p>:PHOTO 面白いもの / @東急ショッピングパーク、西側、階段 / 記録用 / 階段の手すり、床に落ちている影 / N-35-35-24.85 E-139-34-45.1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0-01_19-47-06_000.jpg</text:p>
          </table:table-cell>
          <table:table-cell office:value-type="string">
            <text:p>:PHOTO 面白いもの / @東急ショッピングパーク、西側、階段 / 記録用 / 階段の手すり、床に落ちている影 / N-35-35-24.85 E-139-34-45.1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10-01_19-47-15_000.jpg</text:p>
          </table:table-cell>
          <table:table-cell office:value-type="string">
            <text:p>:PHOTO 面白いもの / @東急ショッピングパーク、西側、階段 / 記録用 / 階段の手すり、床に落ちている影 / N-35-35-24.82 E-139-34-44.93</text:p>
          </table:table-cell>
          <table:table-cell table:number-columns-repeated="3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8-10-01_19-52-08_000.jpg</text:p>
          </table:table-cell>
          <table:table-cell office:value-type="string">
            <text:p>:PHOTO 面白いもの / @宮崎第４公園 / 記録用 / 樹木倒れ、台風のあと / N-35-35-30.24 E-139-34-56.3</text:p>
          </table:table-cell>
          <table:table-cell table:number-columns-repeated="3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2018-10-01_19-52-12_000.jpg</text:p>
          </table:table-cell>
          <table:table-cell office:value-type="string">
            <text:p>:PHOTO 面白いもの / @宮崎第４公園 / 記録用 / 樹木倒れ、台風のあと / N-35-35-29.92 E-139-34-56.36</text:p>
          </table:table-cell>
          <table:table-cell table:number-columns-repeated="3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8-10-01_19-52-29_000.jpg</text:p>
          </table:table-cell>
          <table:table-cell office:value-type="string">
            <text:p>:PHOTO 面白いもの / @宮崎第４公園 / 記録用 / 樹木倒れ、台風のあと / N-35-35-29.49 E-139-34-56.47</text:p>
          </table:table-cell>
          <table:table-cell table:number-columns-repeated="3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10-01_19-52-41_000.jpg</text:p>
          </table:table-cell>
          <table:table-cell office:value-type="string">
            <text:p>:PHOTO 面白いもの / @宮崎第４公園 / 記録用 / 樹木倒れ、台風のあと / N-35-35-29.33 E-139-34-56.52</text:p>
          </table:table-cell>
          <table:table-cell table:number-columns-repeated="3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8-10-01_19-53-00_000.jpg</text:p>
          </table:table-cell>
          <table:table-cell office:value-type="string">
            <text:p>:PHOTO 面白いもの / @宮崎第４公園 / 記録用 / 樹木倒れ、台風のあと / N-35-35-29.15 E-139-34-56.52</text:p>
          </table:table-cell>
          <table:table-cell table:number-columns-repeated="3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8-10-01_19-53-57_000.jpg</text:p>
          </table:table-cell>
          <table:table-cell office:value-type="string">
            <text:p>:PHOTO 面白いもの / @宮崎第４公園 / 記録用 / 樹木倒れ、台風のあと / N-35-35-29.05 E-139-34-56.52</text:p>
          </table:table-cell>
          <table:table-cell table:number-columns-repeated="3"/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2018-10-01_19-54-23_000.jpg</text:p>
          </table:table-cell>
          <table:table-cell office:value-type="string">
            <text:p>:PHOTO 面白いもの / @宮崎第４公園 / 記録用 / 樹木倒れ、台風のあと / N-35-35-29.15 E-139-34-56.41</text:p>
          </table:table-cell>
          <table:table-cell table:number-columns-repeated="3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8-10-01_19-54-38_000.jpg</text:p>
          </table:table-cell>
          <table:table-cell office:value-type="string">
            <text:p>:PHOTO 面白いもの / @宮崎第４公園 / 記録用 / 樹木倒れ、台風のあと / N-35-35-29.16 E-139-34-56.47</text:p>
          </table:table-cell>
          <table:table-cell table:number-columns-repeated="3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8-10-01_19-55-18_000.jpg</text:p>
          </table:table-cell>
          <table:table-cell office:value-type="string">
            <text:p>:PHOTO 面白いもの / @宮崎第４公園 / 記録用 / 樹木倒れ、台風のあと / N-35-35-28.79 E-139-34-56.41</text:p>
          </table:table-cell>
          <table:table-cell table:number-columns-repeated="3"/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8-10-01_19-55-44_000.jpg</text:p>
          </table:table-cell>
          <table:table-cell office:value-type="string">
            <text:p>:PHOTO 面白いもの / @宮崎第４公園 / 記録用 / 樹木倒れ、台風のあと / N-35-35-29.26 E-139-34-56.63</text:p>
          </table:table-cell>
          <table:table-cell table:number-columns-repeated="3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2018-10-01_19-55-57_000.jpg</text:p>
          </table:table-cell>
          <table:table-cell office:value-type="string">
            <text:p>:PHOTO 面白いもの / @宮崎第４公園 / 記録用 / 樹木倒れ、台風のあと / N-35-35-29.3 E-139-34-56.69</text:p>
          </table:table-cell>
          <table:table-cell table:number-columns-repeated="3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2018-10-01_19-56-28_000.jpg</text:p>
          </table:table-cell>
          <table:table-cell office:value-type="string">
            <text:p>:PHOTO 面白いもの / @宮崎第４公園 / 記録用 / 樹木倒れ、台風のあと / N-35-35-29.12 E-139-34-56.41</text:p>
          </table:table-cell>
          <table:table-cell table:number-columns-repeated="3"/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2018-10-01_19-56-37_000.jpg</text:p>
          </table:table-cell>
          <table:table-cell office:value-type="string">
            <text:p>:PHOTO 面白いもの / @宮崎第４公園 / 記録用 / 樹木倒れ、台風のあと / N-35-35-29.32 E-139-34-56.47</text:p>
          </table:table-cell>
          <table:table-cell table:number-columns-repeated="3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2018-10-01_19-56-43_000.jpg</text:p>
          </table:table-cell>
          <table:table-cell office:value-type="string">
            <text:p>:PHOTO 面白いもの / @宮崎第４公園 / 記録用 / 樹木倒れ、台風のあと / N-35-35-29.32 E-139-34-56.47</text:p>
          </table:table-cell>
          <table:table-cell table:number-columns-repeated="3"/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2018-10-01_19-56-50_000.jpg</text:p>
          </table:table-cell>
          <table:table-cell office:value-type="string">
            <text:p>:PHOTO 面白いもの / @宮崎第４公園 / 記録用 / 樹木倒れ、台風のあと / N-35-35-29.36 E-139-34-56.47</text:p>
          </table:table-cell>
          <table:table-cell table:number-columns-repeated="3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2018-10-01_19-57-21_000.jpg</text:p>
          </table:table-cell>
          <table:table-cell office:value-type="string">
            <text:p>:PHOTO 面白いもの / @宮崎第４公園 / 記録用 / 樹木倒れ、台風のあと / N-35-35-29.18 E-139-34-57.07</text:p>
          </table:table-cell>
          <table:table-cell table:number-columns-repeated="3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2018-10-01_19-57-31_000.jpg</text:p>
          </table:table-cell>
          <table:table-cell office:value-type="string">
            <text:p>:PHOTO 面白いもの / @宮崎第４公園 / 記録用 / 樹木倒れ、台風のあと / N-35-35-29.11 E-139-34-57.07</text:p>
          </table:table-cell>
          <table:table-cell table:number-columns-repeated="3"/>
        </table:table-row>
        <table:table-row table:style-name="ro7">
          <table:table-cell office:value-type="float" office:value="29">
            <text:p>29</text:p>
          </table:table-cell>
          <table:table-cell office:value-type="string">
            <text:p>2018-10-01_19-57-44_000.jpg</text:p>
          </table:table-cell>
          <table:table-cell office:value-type="string">
            <text:p>:PHOTO 面白いもの / @宮崎第４公園 / 記録用 / 樹木倒れ、台風のあと / N-35-35-29.27 E-139-34-57.34</text:p>
          </table:table-cell>
          <table:table-cell table:number-columns-repeated="3"/>
        </table:table-row>
        <table:table-row table:style-name="ro7">
          <table:table-cell office:value-type="float" office:value="30">
            <text:p>30</text:p>
          </table:table-cell>
          <table:table-cell office:value-type="string">
            <text:p>2018-10-01_19-57-56_000.jpg</text:p>
          </table:table-cell>
          <table:table-cell office:value-type="string">
            <text:p>:PHOTO 面白いもの / @宮崎第４公園 / 記録用 / 樹木倒れ、台風のあと / N-35-35-29.34 E-139-34-57.4</text:p>
          </table:table-cell>
          <table:table-cell table:number-columns-repeated="3"/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2018-10-01_19-58-47_000.jpg</text:p>
          </table:table-cell>
          <table:table-cell office:value-type="string">
            <text:p>:PHOTO 面白いもの / @宮崎第４公園 / 記録用 / 樹木倒れ、台風のあと / N-35-35-30.06 E-139-34-58.39</text:p>
          </table:table-cell>
          <table:table-cell table:number-columns-repeated="3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2018-10-01_19-58-52_000.jpg</text:p>
          </table:table-cell>
          <table:table-cell office:value-type="string">
            <text:p>:PHOTO 面白いもの / @宮崎第４公園 / 記録用 / 樹木倒れ、台風のあと / N-35-35-30.06 E-139-34-58.39</text:p>
          </table:table-cell>
          <table:table-cell table:number-columns-repeated="3"/>
        </table:table-row>
        <table:table-row table:style-name="ro7">
          <table:table-cell office:value-type="float" office:value="33">
            <text:p>33</text:p>
          </table:table-cell>
          <table:table-cell office:value-type="string">
            <text:p>2018-10-01_19-59-05_000.jpg</text:p>
          </table:table-cell>
          <table:table-cell office:value-type="string">
            <text:p>:PHOTO 面白いもの / @宮崎第４公園 / 記録用 / 樹木倒れ、台風のあと / N-35-35-30.06 E-139-34-58.39</text:p>
          </table:table-cell>
          <table:table-cell table:number-columns-repeated="3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2018-10-01_19-59-22_000.jpg</text:p>
          </table:table-cell>
          <table:table-cell office:value-type="string">
            <text:p>:PHOTO 面白いもの / @宮崎第４公園 / 記録用 / 樹木倒れ、台風のあと / N-35-35-29.91 E-139-34-58.61</text:p>
          </table:table-cell>
          <table:table-cell table:number-columns-repeated="3"/>
        </table:table-row>
        <table:table-row table:style-name="ro7">
          <table:table-cell office:value-type="float" office:value="35">
            <text:p>35</text:p>
          </table:table-cell>
          <table:table-cell office:value-type="string">
            <text:p>2018-10-01_19-59-32_000.jpg</text:p>
          </table:table-cell>
          <table:table-cell office:value-type="string">
            <text:p>:PHOTO 面白いもの / @宮崎第４公園 / 記録用 / 樹木倒れ、台風のあと / N-35-35-29.95 E-139-34-58.72</text:p>
          </table:table-cell>
          <table:table-cell table:number-columns-repeated="3"/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2018-10-01_19-59-45_000.jpg</text:p>
          </table:table-cell>
          <table:table-cell office:value-type="string">
            <text:p>:PHOTO 面白いもの / @宮崎第４公園 / 記録用 / 樹木倒れ、台風のあと / N-35-35-29.96 E-139-34-58.83</text:p>
          </table:table-cell>
          <table:table-cell table:number-columns-repeated="3"/>
        </table:table-row>
        <table:table-row table:style-name="ro7">
          <table:table-cell office:value-type="float" office:value="37">
            <text:p>37</text:p>
          </table:table-cell>
          <table:table-cell office:value-type="string">
            <text:p>2018-10-01_19-59-59_000.jpg</text:p>
          </table:table-cell>
          <table:table-cell office:value-type="string">
            <text:p>:PHOTO 面白いもの / @宮崎第４公園 / 記録用 / 樹木倒れ、台風のあと / N-35-35-30.02 E-139-34-59.1</text:p>
          </table:table-cell>
          <table:table-cell table:number-columns-repeated="3"/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2018-10-01_20-00-05_000.jpg</text:p>
          </table:table-cell>
          <table:table-cell office:value-type="string">
            <text:p>:PHOTO 面白いもの / @宮崎第４公園 / 記録用 / 樹木倒れ、台風のあと / N-35-35-29.95 E-139-34-59.16</text:p>
          </table:table-cell>
          <table:table-cell table:number-columns-repeated="3"/>
        </table:table-row>
        <table:table-row table:style-name="ro7">
          <table:table-cell office:value-type="float" office:value="39">
            <text:p>39</text:p>
          </table:table-cell>
          <table:table-cell office:value-type="string">
            <text:p>2018-10-01_20-00-19_000.jpg</text:p>
          </table:table-cell>
          <table:table-cell office:value-type="string">
            <text:p>:PHOTO 面白いもの / @宮崎第４公園 / 記録用 / 樹木倒れ、台風のあと / N-35-35-29.81 E-139-34-58.94</text:p>
          </table:table-cell>
          <table:table-cell table:number-columns-repeated="3"/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2018-10-01_20-00-35_000.jpg</text:p>
          </table:table-cell>
          <table:table-cell office:value-type="string">
            <text:p>:PHOTO 面白いもの / @宮崎第４公園 / 記録用 / 樹木倒れ、台風のあと / N-35-35-30.0 E-139-34-58.83</text:p>
          </table:table-cell>
          <table:table-cell table:number-columns-repeated="3"/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2018-10-01_20-00-46_000.jpg</text:p>
          </table:table-cell>
          <table:table-cell office:value-type="string">
            <text:p>:PHOTO 面白いもの / @宮崎第４公園 / 記録用 / 樹木倒れ、台風のあと / N-35-35-30.18 E-139-34-58.88</text:p>
          </table:table-cell>
          <table:table-cell table:number-columns-repeated="3"/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2018-10-01_20-00-47_000.jpg</text:p>
          </table:table-cell>
          <table:table-cell office:value-type="string">
            <text:p>:PHOTO 面白いもの / @宮崎第４公園 / 記録用 / 樹木倒れ、台風のあと / N-35-35-30.18 E-139-34-58.88</text:p>
          </table:table-cell>
          <table:table-cell table:number-columns-repeated="3"/>
        </table:table-row>
        <table:table-row table:style-name="ro7">
          <table:table-cell office:value-type="float" office:value="43">
            <text:p>43</text:p>
          </table:table-cell>
          <table:table-cell office:value-type="string">
            <text:p>2018-10-01_20-00-50_000.jpg</text:p>
          </table:table-cell>
          <table:table-cell office:value-type="string">
            <text:p>:PHOTO 面白いもの / @宮崎第４公園 / 記録用 / 樹木倒れ、台風のあと / N-35-35-30.18 E-139-34-58.88</text:p>
          </table:table-cell>
          <table:table-cell table:number-columns-repeated="3"/>
        </table:table-row>
        <table:table-row table:style-name="ro7">
          <table:table-cell office:value-type="float" office:value="44">
            <text:p>44</text:p>
          </table:table-cell>
          <table:table-cell office:value-type="string">
            <text:p>2018-10-01_20-00-58_000.jpg</text:p>
          </table:table-cell>
          <table:table-cell office:value-type="string">
            <text:p>:PHOTO 面白いもの / @宮崎第４公園 / 記録用 / 樹木倒れ、台風のあと / N-35-35-30.18 E-139-34-58.88</text:p>
          </table:table-cell>
          <table:table-cell table:number-columns-repeated="3"/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2018-10-01_20-03-41_000.jpg</text:p>
          </table:table-cell>
          <table:table-cell office:value-type="string">
            <text:p>:PHOTO 面白いもの / @宮崎第４公園 / 記録用 / 樹木倒れ、台風のあと / N-35-35-29.88 E-139-34-58.44</text:p>
          </table:table-cell>
          <table:table-cell table:number-columns-repeated="3"/>
        </table:table-row>
        <table:table-row table:style-name="ro7">
          <table:table-cell office:value-type="float" office:value="46">
            <text:p>46</text:p>
          </table:table-cell>
          <table:table-cell office:value-type="string">
            <text:p>2018-10-01_20-03-49_000.jpg</text:p>
          </table:table-cell>
          <table:table-cell office:value-type="string">
            <text:p>:PHOTO 面白いもの / @宮崎第４公園 / 記録用 / 樹木倒れ、台風のあと / N-35-35-30.0 E-139-34-58.61</text:p>
          </table:table-cell>
          <table:table-cell table:number-columns-repeated="3"/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2018-10-01_20-03-54_000.jpg</text:p>
          </table:table-cell>
          <table:table-cell office:value-type="string">
            <text:p>:PHOTO 面白いもの / @宮崎第４公園 / 記録用 / 樹木倒れ、台風のあと / N-35-35-30.04 E-139-34-58.66</text:p>
          </table:table-cell>
          <table:table-cell table:number-columns-repeated="3"/>
        </table:table-row>
        <table:table-row table:style-name="ro7">
          <table:table-cell office:value-type="float" office:value="48">
            <text:p>48</text:p>
          </table:table-cell>
          <table:table-cell office:value-type="string">
            <text:p>2018-10-01_20-04-03_000.jpg</text:p>
          </table:table-cell>
          <table:table-cell office:value-type="string">
            <text:p>:PHOTO 面白いもの / @宮崎第４公園 / 記録用 / 樹木倒れ、台風のあと / N-35-35-30.08 E-139-34-58.72</text:p>
          </table:table-cell>
          <table:table-cell table:number-columns-repeated="3"/>
        </table:table-row>
        <table:table-row table:style-name="ro7">
          <table:table-cell office:value-type="float" office:value="49">
            <text:p>49</text:p>
          </table:table-cell>
          <table:table-cell office:value-type="string">
            <text:p>2018-10-01_20-04-10_000.jpg</text:p>
          </table:table-cell>
          <table:table-cell office:value-type="string">
            <text:p>:PHOTO 面白いもの / @宮崎第４公園 / 記録用 / 樹木倒れ、台風のあと / N-35-35-30.15 E-139-34-58.72</text:p>
          </table:table-cell>
          <table:table-cell table:number-columns-repeated="3"/>
        </table:table-row>
        <table:table-row table:style-name="ro7">
          <table:table-cell office:value-type="float" office:value="50">
            <text:p>50</text:p>
          </table:table-cell>
          <table:table-cell office:value-type="string">
            <text:p>2018-10-01_20-04-45_000.jpg</text:p>
          </table:table-cell>
          <table:table-cell office:value-type="string">
            <text:p>:PHOTO 面白いもの / @宮崎第４公園 / 記録用 / 樹木倒れ、台風のあと / N-35-35-30.43 E-139-34-59.71</text:p>
          </table:table-cell>
          <table:table-cell table:number-columns-repeated="3"/>
        </table:table-row>
        <table:table-row table:style-name="ro7">
          <table:table-cell office:value-type="float" office:value="51">
            <text:p>51</text:p>
          </table:table-cell>
          <table:table-cell office:value-type="string">
            <text:p>2018-10-01_20-04-55_000.jpg</text:p>
          </table:table-cell>
          <table:table-cell office:value-type="string">
            <text:p>:PHOTO 面白いもの / @宮崎第４公園 / 記録用 / 樹木倒れ、台風のあと / N-35-35-30.56 E-139-34-59.71</text:p>
          </table:table-cell>
          <table:table-cell table:number-columns-repeated="3"/>
        </table:table-row>
        <table:table-row table:style-name="ro7">
          <table:table-cell office:value-type="float" office:value="52">
            <text:p>52</text:p>
          </table:table-cell>
          <table:table-cell office:value-type="string">
            <text:p>2018-10-01_20-07-02_000.jpg</text:p>
          </table:table-cell>
          <table:table-cell office:value-type="string">
            <text:p>:PHOTO 面白いもの / @宮崎第４公園 / 記録用 / 樹木倒れ、台風のあと / N-35-35-28.2 E-139-34-59.21</text:p>
          </table:table-cell>
          <table:table-cell table:number-columns-repeated="3"/>
        </table:table-row>
        <table:table-row table:style-name="ro7">
          <table:table-cell office:value-type="float" office:value="53">
            <text:p>53</text:p>
          </table:table-cell>
          <table:table-cell office:value-type="string">
            <text:p>2018-10-01_20-07-11_000.jpg</text:p>
          </table:table-cell>
          <table:table-cell office:value-type="string">
            <text:p>:PHOTO 面白いもの / @宮崎第４公園 / 記録用 / 樹木倒れ、台風のあと / N-35-35-28.33 E-139-34-59.54</text:p>
          </table:table-cell>
          <table:table-cell table:number-columns-repeated="3"/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2018-10-01_20-07-33_000.jpg</text:p>
          </table:table-cell>
          <table:table-cell office:value-type="string">
            <text:p>:PHOTO 面白いもの / @宮崎第４公園 / 記録用 / 樹木倒れ、台風のあと / N-35-35-27.94 E-139-34-59.54</text:p>
          </table:table-cell>
          <table:table-cell table:number-columns-repeated="3"/>
        </table:table-row>
        <table:table-row table:style-name="ro7">
          <table:table-cell office:value-type="float" office:value="55">
            <text:p>55</text:p>
          </table:table-cell>
          <table:table-cell office:value-type="string">
            <text:p>2018-10-01_20-07-45_000.jpg</text:p>
          </table:table-cell>
          <table:table-cell office:value-type="string">
            <text:p>:PHOTO 面白いもの / @宮崎第４公園 / 記録用 / 樹木倒れ、台風のあと / N-35-35-27.96 E-139-34-59.6</text:p>
          </table:table-cell>
          <table:table-cell table:number-columns-repeated="3"/>
        </table:table-row>
        <table:table-row table:style-name="ro7">
          <table:table-cell office:value-type="float" office:value="56">
            <text:p>56</text:p>
          </table:table-cell>
          <table:table-cell office:value-type="string">
            <text:p>2018-10-01_20-07-49_000.jpg</text:p>
          </table:table-cell>
          <table:table-cell office:value-type="string">
            <text:p>:PHOTO 面白いもの / @宮崎第４公園 / 記録用 / 樹木倒れ、台風のあと / N-35-35-27.96 E-139-34-59.6</text:p>
          </table:table-cell>
          <table:table-cell table:number-columns-repeated="3"/>
        </table:table-row>
        <table:table-row table:style-name="ro7">
          <table:table-cell office:value-type="float" office:value="57">
            <text:p>57</text:p>
          </table:table-cell>
          <table:table-cell office:value-type="string">
            <text:p>2018-10-01_20-08-11_000.jpg</text:p>
          </table:table-cell>
          <table:table-cell office:value-type="string">
            <text:p>:PHOTO 面白いもの / @宮崎第４公園 / 記録用 / 樹木倒れ、台風のあと / N-35-35-27.97 E-139-34-59.65</text:p>
          </table:table-cell>
          <table:table-cell table:number-columns-repeated="3"/>
        </table:table-row>
        <table:table-row table:style-name="ro7">
          <table:table-cell office:value-type="float" office:value="58">
            <text:p>58</text:p>
          </table:table-cell>
          <table:table-cell office:value-type="string">
            <text:p>2018-10-01_20-08-17_000.jpg</text:p>
          </table:table-cell>
          <table:table-cell office:value-type="string">
            <text:p>:PHOTO 面白いもの / @宮崎第４公園 / 記録用 / 樹木倒れ、台風のあと / N-35-35-27.97 E-139-34-59.65</text:p>
          </table:table-cell>
          <table:table-cell table:number-columns-repeated="3"/>
        </table:table-row>
        <table:table-row table:style-name="ro7">
          <table:table-cell office:value-type="float" office:value="59">
            <text:p>59</text:p>
          </table:table-cell>
          <table:table-cell office:value-type="string">
            <text:p>2018-10-01_20-08-25_000.jpg</text:p>
          </table:table-cell>
          <table:table-cell office:value-type="string">
            <text:p>:PHOTO 面白いもの / @宮崎第４公園 / 記録用 / 樹木倒れ、台風のあと / N-35-35-27.97 E-139-34-59.65</text:p>
          </table:table-cell>
          <table:table-cell table:number-columns-repeated="3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2018-10-01_20-45-22_000.jpg</text:p>
          </table:table-cell>
          <table:table-cell table:style-name="ce3" office:value-type="string">
            <text:p>:m 食べた物 / N-35-35-28.27 E-139-34-50.04</text:p>
          </table:table-cell>
          <table:table-cell table:number-columns-repeated="3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2018-10-01_22-49-47_000.jpg</text:p>
          </table:table-cell>
          <table:table-cell table:style-name="ce3" office:value-type="string">
            <text:p>:m 記録 / 身体 / 足の裏 / 水虫 / 右足 <text:s/>/ N-35-35-28.26 E-139-34-49.71</text:p>
          </table:table-cell>
          <table:table-cell table:number-columns-repeated="3"/>
        </table:table-row>
        <table:table-row table:style-name="ro9">
          <table:table-cell office:value-type="float" office:value="62">
            <text:p>62</text:p>
          </table:table-cell>
          <table:table-cell office:value-type="string">
            <text:p>2018-10-01_22-50-14_000.jpg</text:p>
          </table:table-cell>
          <table:table-cell table:style-name="ce3" office:value-type="string">
            <text:p>:m 記録 / 身体 / 左手、親指付け根から甲右側 / 咬傷 / N-35-35-28.48 E-139-34-49.32</text:p>
          </table:table-cell>
          <table:table-cell table:number-columns-repeated="3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2018-10-02_06-59-46_000.jpg</text:p>
          </table:table-cell>
          <table:table-cell table:style-name="ce3" office:value-type="string">
            <text:p>:m :PHOTO 起きた時刻 / 20181002 / N-35-35-28.35 E-139-34-49.76</text:p>
          </table:table-cell>
          <table:table-cell table:number-columns-repeated="3"/>
        </table:table-row>
        <table:table-row table:style-name="ro10">
          <table:table-cell office:value-type="float" office:value="64">
            <text:p>64</text:p>
          </table:table-cell>
          <table:table-cell office:value-type="string">
            <text:p>2018-10-01_20-01-42_000.mov</text:p>
          </table:table-cell>
          <table:table-cell office:value-type="string">
            <text:p>:PHOTO 面白いもの / @宮崎第４公園 / 記録用 / 樹木倒れ、台風のあと</text:p>
          </table:table-cell>
          <table:table-cell table:number-columns-repeated="3"/>
        </table:table-row>
        <table:table-row table:style-name="ro10">
          <table:table-cell office:value-type="float" office:value="65">
            <text:p>65</text:p>
          </table:table-cell>
          <table:table-cell office:value-type="string">
            <text:p>2018-10-01_20-01-08_000.mov</text:p>
          </table:table-cell>
          <table:table-cell office:value-type="string">
            <text:p>:PHOTO 面白いもの / @宮崎第４公園 / 記録用 / 樹木倒れ、台風のあと</text:p>
          </table:table-cell>
          <table:table-cell table:number-columns-repeated="3"/>
        </table:table-row>
        <table:table-row table:style-name="ro11" table:number-rows-repeated="7">
          <table:table-cell table:number-columns-repeated="6"/>
        </table:table-row>
        <table:table-row table:style-name="ro11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11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11" table:number-rows-repeated="16">
          <table:table-cell table:number-columns-repeated="4"/>
          <table:table-cell table:style-name="Default" table:number-columns-repeated="2"/>
        </table:table-row>
        <table:table-row table:style-name="ro11" table:number-rows-repeated="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1">
          <table:table-cell table:number-columns-repeated="2"/>
          <table:table-cell table:style-name="Default" office:value-type="float" office:value="27">
            <text:p>27</text:p>
          </table:table-cell>
          <table:table-cell/>
          <table:table-cell table:style-name="Default" table:number-columns-repeated="2"/>
        </table:table-row>
        <table:table-row table:style-name="ro11">
          <table:table-cell table:number-columns-repeated="2"/>
          <table:table-cell table:style-name="Default" office:value-type="float" office:value="66">
            <text:p>66</text:p>
          </table:table-cell>
          <table:table-cell/>
          <table:table-cell table:style-name="Default" table:number-columns-repeated="2"/>
        </table:table-row>
        <table:table-row table:style-name="ro11" table:number-rows-repeated="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66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66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1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66])" office:value-type="float" office:value="65">
            <text:p>65</text:p>
          </table:table-cell>
          <table:table-cell/>
          <table:table-cell table:style-name="Default"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1">
          <table:table-cell/>
          <table:table-cell table:style-name="ce2" office:value-type="string">
            <text:p>:m XXX</text:p>
          </table:table-cell>
          <table:table-cell table:style-name="Default" table:formula="of:=COUNTIF([.$C$2:.$C66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66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2018/10/02</text:date>, <text:time>08:17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02T08:17:31.78</dc:date>
    <dc:creator>iwabuchi ken</dc:creator>
    <meta:editing-duration>P5DT3H35M41S</meta:editing-duration>
    <meta:editing-cycles>1697</meta:editing-cycles>
    <meta:document-statistic meta:table-count="1" meta:cell-count="215" meta:object-count="0"/>
  </office:meta>
</office:document-meta>
</file>